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reeSans1" svg:font-family="FreeSans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paragraph-rsid="001067ea" style:font-name-asian="Courier" style:font-size-asian="12pt" style:font-weight-asian="normal" style:font-name-complex="Courier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paragraph-rsid="001348da" style:font-name-asian="Courier" style:font-size-asian="12pt" style:font-weight-asian="normal" style:font-name-complex="Courier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rsid="001348da" officeooo:paragraph-rsid="00161cec" style:font-name-asian="Courier" style:font-size-asian="12pt" style:font-weight-asian="normal" style:font-name-complex="Courier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rsid="001348da" officeooo:paragraph-rsid="0016bec9" style:font-name-asian="Courier" style:font-size-asian="12pt" style:font-weight-asian="normal" style:font-name-complex="Courier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rsid="001348da" officeooo:paragraph-rsid="00216828" style:font-name-asian="Courier" style:font-size-asian="12pt" style:font-weight-asian="normal" style:font-name-complex="Courier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rsid="001348da" officeooo:paragraph-rsid="00231c64" style:font-name-asian="Courier" style:font-size-asian="12pt" style:font-weight-asian="normal" style:font-name-complex="Courier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rsid="00231c64" officeooo:paragraph-rsid="00263f5a" style:font-name-asian="Courier" style:font-size-asian="12pt" style:font-weight-asian="normal" style:font-name-complex="Courier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rsid="00263f5a" officeooo:paragraph-rsid="0027de20" style:font-name-asian="Courier" style:font-size-asian="12pt" style:font-weight-asian="normal" style:font-name-complex="Courier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officeooo:rsid="0029f3aa" officeooo:paragraph-rsid="00359439" style:font-name-asian="Courier" style:font-size-asian="12pt" style:font-weight-asian="normal" style:font-name-complex="Courier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bold" officeooo:paragraph-rsid="0009f50a" style:font-name-asian="Courier" style:font-size-asian="15pt" style:font-weight-asian="bold" style:font-name-complex="Courier" style:font-size-complex="1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1067ea" officeooo:paragraph-rsid="001067ea" style:font-name-asian="Courier" style:font-size-asian="15pt" style:font-weight-asian="normal" style:font-name-complex="Courier" style:font-size-complex="15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1348da" officeooo:paragraph-rsid="001348da" style:font-name-asian="Courier" style:font-size-asian="15pt" style:font-weight-asian="normal" style:font-name-complex="Courier" style:font-size-complex="15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161cec" officeooo:paragraph-rsid="00161cec" style:font-name-asian="Courier" style:font-size-asian="15pt" style:font-weight-asian="normal" style:font-name-complex="Courier" style:font-size-complex="15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1c5405" officeooo:paragraph-rsid="0016bec9" style:font-name-asian="Courier" style:font-size-asian="15pt" style:font-weight-asian="normal" style:font-name-complex="Courier" style:font-size-complex="15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216828" officeooo:paragraph-rsid="00216828" style:font-name-asian="Courier" style:font-size-asian="15pt" style:font-weight-asian="normal" style:font-name-complex="Courier" style:font-size-complex="15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231c64" officeooo:paragraph-rsid="00231c64" style:font-name-asian="Courier" style:font-size-asian="15pt" style:font-weight-asian="normal" style:font-name-complex="Courier" style:font-size-complex="15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27de20" officeooo:paragraph-rsid="0029f3aa" style:font-name-asian="Courier" style:font-size-asian="15pt" style:font-weight-asian="normal" style:font-name-complex="Courier" style:font-size-complex="15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2d3e13" officeooo:paragraph-rsid="002d3e13" style:font-name-asian="Courier" style:font-size-asian="15pt" style:font-weight-asian="normal" style:font-name-complex="Courier" style:font-size-complex="15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2d3e13" officeooo:paragraph-rsid="00387db7" style:font-name-asian="Courier" style:font-size-asian="15pt" style:font-weight-asian="normal" style:font-name-complex="Courier" style:font-size-complex="15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39dba1" officeooo:paragraph-rsid="003bc213" style:font-name-asian="Courier" style:font-size-asian="15pt" style:font-weight-asian="normal" style:font-name-complex="Courier" style:font-size-complex="15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39dba1" officeooo:paragraph-rsid="003bd37d" style:font-name-asian="Courier" style:font-size-asian="15pt" style:font-weight-asian="normal" style:font-name-complex="Courier" style:font-size-complex="15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39dba1" officeooo:paragraph-rsid="003eba86" style:font-name-asian="Courier" style:font-size-asian="15pt" style:font-weight-asian="normal" style:font-name-complex="Courier" style:font-size-complex="15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3eba86" officeooo:paragraph-rsid="003eba86" style:font-name-asian="Courier" style:font-size-asian="15pt" style:font-weight-asian="normal" style:font-name-complex="Courier" style:font-size-complex="15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3eba86" officeooo:paragraph-rsid="003f7a80" style:font-name-asian="Courier" style:font-size-asian="15pt" style:font-weight-asian="normal" style:font-name-complex="Courier" style:font-size-complex="15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3eba86" officeooo:paragraph-rsid="0042c704" style:font-name-asian="Courier" style:font-size-asian="15pt" style:font-weight-asian="normal" style:font-name-complex="Courier" style:font-size-complex="15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42c704" officeooo:paragraph-rsid="0042c704" style:font-name-asian="Courier" style:font-size-asian="15pt" style:font-weight-asian="normal" style:font-name-complex="Courier" style:font-size-complex="15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42c704" officeooo:paragraph-rsid="004644c4" style:font-name-asian="Courier" style:font-size-asian="15pt" style:font-weight-asian="normal" style:font-name-complex="Courier" style:font-size-complex="15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42c704" officeooo:paragraph-rsid="00482722" style:font-name-asian="Courier" style:font-size-asian="15pt" style:font-weight-asian="normal" style:font-name-complex="Courier" style:font-size-complex="15pt" style:font-weight-complex="normal"/>
    </style:style>
    <style:style style:name="P29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officeooo:paragraph-rsid="0009f50a" style:font-name-asian="Courier" style:font-size-asian="12pt" style:font-name-complex="Courier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3bd37d" officeooo:paragraph-rsid="003bd37d" style:font-name-asian="Courier" style:font-size-asian="15pt" style:font-weight-asian="normal" style:font-name-complex="Courier" style:font-size-complex="15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5pt" fo:font-weight="normal" officeooo:rsid="0042c704" officeooo:paragraph-rsid="0042c704" style:font-name-asian="Courier" style:font-size-asian="15pt" style:font-weight-asian="normal" style:font-name-complex="Courier" style:font-size-complex="15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paragraph-rsid="0009f50a" style:font-name-asian="Courier" style:font-size-asian="12pt" style:font-weight-asian="normal" style:font-name-complex="Courier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paragraph-rsid="00119c65" style:font-name-asian="Courier" style:font-size-asian="12pt" style:font-weight-asian="normal" style:font-name-complex="Courier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rsid="001348da" officeooo:paragraph-rsid="0014674c" style:font-name-asian="Courier" style:font-size-asian="12pt" style:font-weight-asian="normal" style:font-name-complex="Courier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rsid="001348da" officeooo:paragraph-rsid="0016bb80" style:font-name-asian="Courier" style:font-size-asian="12pt" style:font-weight-asian="normal" style:font-name-complex="Courier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rsid="001348da" officeooo:paragraph-rsid="001fd8a0" style:font-name-asian="Courier" style:font-size-asian="12pt" style:font-weight-asian="normal" style:font-name-complex="Courier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rsid="001348da" officeooo:paragraph-rsid="0022e81f" style:font-name-asian="Courier" style:font-size-asian="12pt" style:font-weight-asian="normal" style:font-name-complex="Courier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rsid="00231c64" officeooo:paragraph-rsid="0024d562" style:font-name-asian="Courier" style:font-size-asian="12pt" style:font-weight-asian="normal" style:font-name-complex="Courier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2pt" fo:font-weight="normal" officeooo:rsid="0029f3aa" officeooo:paragraph-rsid="002b5c2f" style:font-name-asian="Courier" style:font-size-asian="12pt" style:font-weight-asian="normal" style:font-name-complex="Courier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2d3e13" officeooo:paragraph-rsid="0036c1e4" style:font-name-asian="Courier" style:font-size-asian="15pt" style:font-weight-asian="normal" style:font-name-complex="Courier" style:font-size-complex="15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39dba1" officeooo:paragraph-rsid="003dc610" style:font-name-asian="Courier" style:font-size-asian="15pt" style:font-weight-asian="normal" style:font-name-complex="Courier" style:font-size-complex="15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3eba86" officeooo:paragraph-rsid="003ec180" style:font-name-asian="Courier" style:font-size-asian="15pt" style:font-weight-asian="normal" style:font-name-complex="Courier" style:font-size-complex="15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3eba86" officeooo:paragraph-rsid="0041ace2" style:font-name-asian="Courier" style:font-size-asian="15pt" style:font-weight-asian="normal" style:font-name-complex="Courier" style:font-size-complex="15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42c704" officeooo:paragraph-rsid="00482722" style:font-name-asian="Courier" style:font-size-asian="15pt" style:font-weight-asian="normal" style:font-name-complex="Courier" style:font-size-complex="15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42c704" officeooo:paragraph-rsid="004b63dd" style:font-name-asian="Courier" style:font-size-asian="15pt" style:font-weight-asian="normal" style:font-name-complex="Courier" style:font-size-complex="15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4b63dd" officeooo:paragraph-rsid="004b63dd" style:font-name-asian="Courier" style:font-size-asian="15pt" style:font-weight-asian="normal" style:font-name-complex="Courier" style:font-size-complex="15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style:font-name="Courier" fo:font-size="15pt" fo:font-weight="normal" officeooo:rsid="004b63dd" officeooo:paragraph-rsid="004b99c1" style:font-name-asian="Courier" style:font-size-asian="15pt" style:font-weight-asian="normal" style:font-name-complex="Courier" style:font-size-complex="15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officeooo:paragraph-rsid="004d2d95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officeooo:paragraph-rsid="004d061f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66" officeooo:rsid="004d2d95" officeooo:paragraph-rsid="004d2d95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b99c1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d061f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d2d95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ff0000" style:font-name="Courier" fo:font-size="15pt" fo:font-weight="normal" officeooo:rsid="00359439" officeooo:paragraph-rsid="00359439" style:font-name-asian="Courier" style:font-size-asian="15pt" style:font-weight-asian="normal" style:font-name-complex="Courier" style:font-size-complex="15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ff0000" style:font-name="Courier" fo:font-size="15pt" fo:font-weight="normal" officeooo:rsid="00387db7" officeooo:paragraph-rsid="00387db7" style:font-name-asian="Courier" style:font-size-asian="15pt" style:font-weight-asian="normal" style:font-name-complex="Courier" style:font-size-complex="15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ff0000" style:font-name="Courier" fo:font-size="15pt" fo:font-weight="normal" officeooo:rsid="0042c704" officeooo:paragraph-rsid="0042c704" style:font-name-asian="Courier" style:font-size-asian="15pt" style:font-weight-asian="normal" style:font-name-complex="Courier" style:font-size-complex="15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ff0000" style:font-name="Courier" fo:font-size="15pt" fo:font-weight="normal" officeooo:rsid="004b63dd" officeooo:paragraph-rsid="004b63dd" style:font-name-asian="Courier" style:font-size-asian="15pt" style:font-weight-asian="normal" style:font-name-complex="Courier" style:font-size-complex="15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04d2d95" officeooo:paragraph-rsid="004d2d95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9f50a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a63be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c70ac" style:font-size-asian="15pt" style:font-size-complex="15pt"/>
    </style:style>
    <style:style style:name="T6" style:family="text">
      <style:text-properties fo:font-size="15pt" officeooo:rsid="000e4cc5" style:font-size-asian="15pt" style:font-size-complex="15pt"/>
    </style:style>
    <style:style style:name="T7" style:family="text">
      <style:text-properties fo:font-size="15pt" officeooo:rsid="001067ea" style:font-size-asian="15pt" style:font-size-complex="15pt"/>
    </style:style>
    <style:style style:name="T8" style:family="text">
      <style:text-properties fo:font-size="15pt" officeooo:rsid="00119c65" style:font-size-asian="15pt" style:font-size-complex="15pt"/>
    </style:style>
    <style:style style:name="T9" style:family="text">
      <style:text-properties fo:font-size="15pt" officeooo:rsid="0011d036" style:font-size-asian="15pt" style:font-size-complex="15pt"/>
    </style:style>
    <style:style style:name="T10" style:family="text">
      <style:text-properties fo:font-size="15pt" officeooo:rsid="001348da" style:font-size-asian="15pt" style:font-size-complex="15pt"/>
    </style:style>
    <style:style style:name="T11" style:family="text">
      <style:text-properties fo:font-size="15pt" officeooo:rsid="0014674c" style:font-size-asian="15pt" style:font-size-complex="15pt"/>
    </style:style>
    <style:style style:name="T12" style:family="text">
      <style:text-properties fo:font-size="15pt" officeooo:rsid="0014bd68" style:font-size-asian="15pt" style:font-size-complex="15pt"/>
    </style:style>
    <style:style style:name="T13" style:family="text">
      <style:text-properties fo:font-size="15pt" officeooo:rsid="00161cec" style:font-size-asian="15pt" style:font-size-complex="15pt"/>
    </style:style>
    <style:style style:name="T14" style:family="text">
      <style:text-properties fo:font-size="15pt" officeooo:rsid="0016bb80" style:font-size-asian="15pt" style:font-size-complex="15pt"/>
    </style:style>
    <style:style style:name="T15" style:family="text">
      <style:text-properties fo:font-size="15pt" officeooo:rsid="0016bec9" style:font-size-asian="15pt" style:font-size-complex="15pt"/>
    </style:style>
    <style:style style:name="T16" style:family="text">
      <style:text-properties fo:font-size="15pt" officeooo:rsid="001c5405" style:font-size-asian="15pt" style:font-size-complex="15pt"/>
    </style:style>
    <style:style style:name="T17" style:family="text">
      <style:text-properties fo:font-size="15pt" officeooo:rsid="001e3ff8" style:font-size-asian="15pt" style:font-size-complex="15pt"/>
    </style:style>
    <style:style style:name="T18" style:family="text">
      <style:text-properties fo:font-size="15pt" officeooo:rsid="001fd8a0" style:font-size-asian="15pt" style:font-size-complex="15pt"/>
    </style:style>
    <style:style style:name="T19" style:family="text">
      <style:text-properties fo:font-size="15pt" officeooo:rsid="00216828" style:font-size-asian="15pt" style:font-size-complex="15pt"/>
    </style:style>
    <style:style style:name="T20" style:family="text">
      <style:text-properties fo:font-size="15pt" officeooo:rsid="002211fa" style:font-size-asian="15pt" style:font-size-complex="15pt"/>
    </style:style>
    <style:style style:name="T21" style:family="text">
      <style:text-properties fo:font-size="15pt" officeooo:rsid="0022e81f" style:font-size-asian="15pt" style:font-size-complex="15pt"/>
    </style:style>
    <style:style style:name="T22" style:family="text">
      <style:text-properties fo:font-size="15pt" officeooo:rsid="00231c64" style:font-size-asian="15pt" style:font-size-complex="15pt"/>
    </style:style>
    <style:style style:name="T23" style:family="text">
      <style:text-properties fo:font-size="15pt" officeooo:rsid="0024d562" style:font-size-asian="15pt" style:font-size-complex="15pt"/>
    </style:style>
    <style:style style:name="T24" style:family="text">
      <style:text-properties fo:font-size="15pt" officeooo:rsid="00263f5a" style:font-size-asian="15pt" style:font-size-complex="15pt"/>
    </style:style>
    <style:style style:name="T25" style:family="text">
      <style:text-properties fo:font-size="15pt" officeooo:rsid="0027de20" style:font-size-asian="15pt" style:font-size-complex="15pt"/>
    </style:style>
    <style:style style:name="T26" style:family="text">
      <style:text-properties fo:font-size="15pt" officeooo:rsid="002b5c2f" style:font-size-asian="15pt" style:font-size-complex="15pt"/>
    </style:style>
    <style:style style:name="T27" style:family="text">
      <style:text-properties fo:font-size="15pt" officeooo:rsid="002d3e13" style:font-size-asian="15pt" style:font-size-complex="15pt"/>
    </style:style>
    <style:style style:name="T28" style:family="text">
      <style:text-properties fo:font-size="15pt" officeooo:rsid="00334cee" style:font-size-asian="15pt" style:font-size-complex="15pt"/>
    </style:style>
    <style:style style:name="T29" style:family="text">
      <style:text-properties fo:font-size="15pt" officeooo:rsid="00359439" style:font-size-asian="15pt" style:font-size-complex="15pt"/>
    </style:style>
    <style:style style:name="T30" style:family="text">
      <style:text-properties fo:font-size="15pt" officeooo:rsid="0036c1e4" style:font-size-asian="15pt" style:font-size-complex="15pt"/>
    </style:style>
    <style:style style:name="T31" style:family="text">
      <style:text-properties fo:font-size="15pt" officeooo:rsid="0049cd33" style:font-size-asian="15pt" style:font-size-complex="15pt"/>
    </style:style>
    <style:style style:name="T32" style:family="text">
      <style:text-properties officeooo:rsid="0036c1e4"/>
    </style:style>
    <style:style style:name="T33" style:family="text">
      <style:text-properties officeooo:rsid="00387db7"/>
    </style:style>
    <style:style style:name="T34" style:family="text">
      <style:text-properties officeooo:rsid="003bc213"/>
    </style:style>
    <style:style style:name="T35" style:family="text">
      <style:text-properties officeooo:rsid="003bd37d"/>
    </style:style>
    <style:style style:name="T36" style:family="text">
      <style:text-properties officeooo:rsid="003dc610"/>
    </style:style>
    <style:style style:name="T37" style:family="text">
      <style:text-properties officeooo:rsid="003eba86"/>
    </style:style>
    <style:style style:name="T38" style:family="text">
      <style:text-properties officeooo:rsid="003ec180"/>
    </style:style>
    <style:style style:name="T39" style:family="text">
      <style:text-properties officeooo:rsid="003f7a80"/>
    </style:style>
    <style:style style:name="T40" style:family="text">
      <style:text-properties officeooo:rsid="0041ace2"/>
    </style:style>
    <style:style style:name="T41" style:family="text">
      <style:text-properties officeooo:rsid="0042c704"/>
    </style:style>
    <style:style style:name="T42" style:family="text">
      <style:text-properties officeooo:rsid="00482722"/>
    </style:style>
    <style:style style:name="T43" style:family="text">
      <style:text-properties officeooo:rsid="004a4524"/>
    </style:style>
    <style:style style:name="T44" style:family="text">
      <style:text-properties fo:color="#000000"/>
    </style:style>
    <style:style style:name="T45" style:family="text">
      <style:text-properties fo:color="#000000" officeooo:rsid="004b63dd"/>
    </style:style>
    <style:style style:name="T46" style:family="text">
      <style:text-properties fo:color="#000000" officeooo:rsid="004b99c1"/>
    </style:style>
    <style:style style:name="T47" style:family="text">
      <style:text-properties fo:color="#000000" style:font-name="Courier" fo:font-size="15pt" fo:font-weight="normal" officeooo:rsid="004b99c1" style:font-name-asian="Courier" style:font-size-asian="15pt" style:font-weight-asian="normal" style:font-name-complex="Courier" style:font-size-complex="15pt" style:font-weight-complex="normal"/>
    </style:style>
    <style:style style:name="T48" style:family="text">
      <style:text-properties fo:color="#000000" style:font-name="Courier" fo:font-size="15pt" fo:font-weight="normal" officeooo:rsid="004d061f" style:font-name-asian="Courier" style:font-size-asian="15pt" style:font-weight-asian="normal" style:font-name-complex="Courier" style:font-size-complex="15pt" style:font-weight-complex="normal"/>
    </style:style>
    <style:style style:name="T49" style:family="text">
      <style:text-properties fo:color="#000000" style:font-name="Courier1" fo:font-size="15pt" style:font-size-asian="15pt" style:font-size-complex="15pt"/>
    </style:style>
    <style:style style:name="T50" style:family="text">
      <style:text-properties fo:color="#000000" style:font-name="Courier1" fo:font-size="15pt" officeooo:rsid="004d061f" style:font-size-asian="15pt" style:font-size-complex="15pt"/>
    </style:style>
    <style:style style:name="T51" style:family="text">
      <style:text-properties fo:color="#000000" style:font-name="Courier1" fo:font-size="15pt" officeooo:rsid="004d2d95" style:font-size-asian="15pt" style:font-size-complex="15pt"/>
    </style:style>
    <style:style style:name="T52" style:family="text">
      <style:text-properties officeooo:rsid="004b99c1"/>
    </style:style>
    <style:style style:name="T53" style:family="text">
      <style:text-properties style:font-name="Courier1" fo:font-size="15pt" style:font-size-asian="15pt" style:font-size-complex="15pt"/>
    </style:style>
    <style:style style:name="T54" style:family="text">
      <style:text-properties style:font-name="Courier1" fo:font-size="15pt" officeooo:rsid="004d061f" style:font-size-asian="15pt" style:font-size-complex="15pt"/>
    </style:style>
    <style:style style:name="T55" style:family="text">
      <style:text-properties style:font-name="Courier1" fo:font-size="15pt" officeooo:rsid="004d2d95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 text:c="3"/><text:span text:style-name="T1">-:Summary Of Chapter-</text:span><text:span text:style-name="T2">3</text:span><text:span text:style-name="T1"> [</text:span><text:span text:style-name="T3">Functions</text:span><text:span text:style-name="T1">]:-</text:span></text:p>
      <text:p text:style-name="P10"/>
      <text:p text:style-name="P32"><text:span text:style-name="T4">* </text:span><text:span text:style-name="T5">Use Small functions</text:span></text:p>
      <text:p text:style-name="P1"><text:span text:style-name="T5"><text:s text:c="2"/></text:span><text:span text:style-name="T6">Functions should not be 100 lines long. Functions should hardly ever be 20 lines long </text:span><text:span text:style-name="T31">a</text:span><text:span text:style-name="T28">nd </text:span><text:span text:style-name="T6">Lines should not be 150 characters long. </text:span></text:p>
      <text:p text:style-name="P1"><text:span text:style-name="T6"><text:s/></text:span><text:span text:style-name="T7">Every function should be transparently obvious. Each should tell you a story.</text:span></text:p>
      <text:p text:style-name="P11"/>
      <text:p text:style-name="P33"><text:span text:style-name="T7">* </text:span><text:span text:style-name="T8">Blocks and Indenting</text:span></text:p>
      <text:p text:style-name="P2"><text:span text:style-name="T8"><text:s text:c="2"/></text:span><text:span text:style-name="T9">The indent level of a function should not be greater than one or two. </text:span><text:span text:style-name="T10">The blocks within if statements, else statements, while statements, and</text:span></text:p>
      <text:p text:style-name="P12">so on should be one line long. Probably that line should be a function call.</text:p>
      <text:p text:style-name="P12"/>
      <text:p text:style-name="P34"><text:span text:style-name="T4">* </text:span><text:span text:style-name="T11">Do One Thing</text:span></text:p>
      <text:p text:style-name="P3"><text:span text:style-name="T11"><text:s text:c="2"/>“</text:span><text:span text:style-name="T12">FUNCTIONS SHOULD DO ONE THING. THEY SHOULD DO IT WELL. THEY SHOULD DO IT ONLY”. </text:span><text:span text:style-name="T13">If a function does only those steps that are one level below the stated name of the function, then the function is doing one thing.</text:span></text:p>
      <text:p text:style-name="P13"/>
      <text:p text:style-name="P35"><text:span text:style-name="T13">* </text:span><text:span text:style-name="T14">The Stepdown Rule</text:span></text:p>
      <text:p text:style-name="P4"><text:span text:style-name="T14"><text:s text:c="2"/></text:span><text:span text:style-name="T15">Every function to be followed by those at the next level of abstraction. </text:span><text:span text:style-name="T16">Every progr</text:span><text:span text:style-name="T17">am</text:span><text:span text:style-name="T16"> should have set of TO paragraphs, each of which is describing the current level of abstraction and referencing subsequent TO paragraphs at the next level down.</text:span></text:p>
      <text:p text:style-name="P14"/>
      <text:p text:style-name="P36"><text:span text:style-name="T16">* </text:span><text:span text:style-name="T18">Switch Statements</text:span></text:p>
      <text:p text:style-name="P5"><text:span text:style-name="T18"><text:s text:c="2"/></text:span><text:span text:style-name="T19">each switch statement should be buried in a low-level class and is never repeated.</text:span></text:p>
      <text:p text:style-name="P15"><text:s/></text:p>
      <text:p text:style-name="P37"><text:span text:style-name="T19">* </text:span><text:span text:style-name="T20">Use Descriptive Names</text:span></text:p>
      <text:p text:style-name="P6"><text:soft-page-break/><text:span text:style-name="T20"><text:s/></text:span><text:span text:style-name="T21">Half the battle to achieving that principle is choosing good names for small functions that do one thing. </text:span><text:span text:style-name="T22">Don’t be afraid to make a name long. A long descriptive name is better than a short enigmatic name.</text:span></text:p>
      <text:p text:style-name="P16"/>
      <text:p text:style-name="P38"><text:span text:style-name="T4">* </text:span><text:span text:style-name="T23">Function Argumen</text:span><text:span text:style-name="T30">t</text:span><text:span text:style-name="T23">s</text:span></text:p>
      <text:p text:style-name="P7"><text:span text:style-name="T23"><text:s text:c="2"/></text:span><text:span text:style-name="T24">The ideal number of arguments for a function is</text:span></text:p>
      <text:p text:style-name="P8"><text:span text:style-name="T4">zero. </text:span><text:span text:style-name="T25">More than three requires very special justification—and then shouldn’t be used anyway.</text:span></text:p>
      <text:p text:style-name="P17">With more than two arguments, testing every combination of appropriate values can be daunting.</text:p>
      <text:p text:style-name="P17"/>
      <text:p text:style-name="P39"><text:span text:style-name="T25">* </text:span><text:span text:style-name="T26">Common Monadic Forms</text:span></text:p>
      <text:p text:style-name="P9"><text:span text:style-name="T26"><text:s text:c="2"/></text:span><text:span text:style-name="T27">There are two very common reasons to pass a single argument into a function. </text:span></text:p>
      <text:p text:style-name="P54">Example :</text:p>
      <text:p text:style-name="P9"><text:span text:style-name="T29">1.</text:span><text:span text:style-name="T27">You may be asking a question about that argument, as in boolean fileExists(“MyFile”).</text:span></text:p>
      <text:p text:style-name="P9"><text:span text:style-name="T29">2.Y</text:span><text:span text:style-name="T27">ou may be operating on that argument,transforming it into something else and returning it. <text:s/></text:span></text:p>
      <text:p text:style-name="P18"/>
      <text:p text:style-name="P40">* <text:span text:style-name="T32">Dyadic Functions</text:span></text:p>
      <text:p text:style-name="P19"><text:s text:c="2"/>There are two very common reasons to pass <text:span text:style-name="T33">two</text:span> argument<text:span text:style-name="T33">s</text:span> into a function.</text:p>
      <text:p text:style-name="P55">Example :</text:p>
      <text:p text:style-name="P20">1.<text:span text:style-name="T34">Cartesian points naturally take two arguments. <text:s text:c="13"/></text:span>Point p = new Point(0,0); </text:p>
      <text:p text:style-name="P21">2.<text:span text:style-name="T35">When comparision arises.</text:span></text:p>
      <text:p text:style-name="P30">assertEquals(expected, actual);</text:p>
      <text:p text:style-name="P21"/>
      <text:p text:style-name="P41">* <text:span text:style-name="T36">Triads</text:span></text:p>
      <text:p text:style-name="P22"><text:s text:c="2"/><text:span text:style-name="T37">Functions that take three arguments are significantly harder to understand than dyads. The</text:span></text:p>
      <text:p text:style-name="P23">issues of ordering, pausing, and ignoring are more than doubled.</text:p>
      <text:p text:style-name="P42"><text:soft-page-break/>* <text:span text:style-name="T38">Flag Arguments</text:span></text:p>
      <text:p text:style-name="P24"><text:s text:c="2"/><text:span text:style-name="T39">Flag arguments are ugly. Passing a boolean into a function is a truly terrible practice. It does one thing if the flag is true and another if the flag is false.</text:span></text:p>
      <text:p text:style-name="P24"/>
      <text:p text:style-name="P43">* <text:span text:style-name="T40">Argument Objects</text:span></text:p>
      <text:p text:style-name="P25"><text:s text:c="2"/><text:span text:style-name="T41">When a function seems to need more than two or three arguments, it is likely that some of</text:span></text:p>
      <text:p text:style-name="P26">those arguments ought to be wrapped into a class of their own.</text:p>
      <text:p text:style-name="P56">Example :</text:p>
      <text:p text:style-name="P26">1.Circle makeCircle(double x,double y,double radii);</text:p>
      <text:p text:style-name="P26">2.Circle makeCircle(Point center, double radii);</text:p>
      <text:p text:style-name="P26"><text:s/><text:span text:style-name="T43">Second example could be better compared to first as it contains less number of arguments.</text:span></text:p>
      <text:p text:style-name="P27"><text:s text:c="2"/></text:p>
      <text:p text:style-name="P44">* <text:span text:style-name="T42">Verbs and Keywords</text:span></text:p>
      <text:p text:style-name="P45"><text:s text:c="2"/><text:span text:style-name="T45">In the case of a monad, the function and argument should form a very nice verb/noun pair.</text:span></text:p>
      <text:p text:style-name="P57">Example :</text:p>
      <text:p text:style-name="P46"><text:span text:style-name="T44">1.writeField(name), which tells us that the “name” thing which is “field” is being written.</text:span></text:p>
      <text:p text:style-name="P46"><text:span text:style-name="T44">2.assertExpectedEqualsActual(expected, actual).</text:span></text:p>
      <text:p text:style-name="P46"><text:span text:style-name="T44">This strongly mitigates the problem of having to remember the ordering of the arguments.</text:span></text:p>
      <text:p text:style-name="P46"><text:span text:style-name="T44"/></text:p>
      <text:p text:style-name="P46">* <text:span text:style-name="T52">Output Arguments</text:span></text:p>
      <text:p text:style-name="P47"><text:span text:style-name="T46"><text:s text:c="2"/>Anything that forces you to check the function signature is equivalent to a double-take. It’s</text:span></text:p>
      <text:p text:style-name="P51"><text:span text:style-name="T47">a cognitive break. </text:span><text:span text:style-name="T48">Therefore, </text:span><text:span text:style-name="T50">Output arguments should be avoided as they change the state of an object which misleads the readers.</text:span></text:p>
      <text:p text:style-name="P51"><text:span text:style-name="T50"/></text:p>
      <text:p text:style-name="P48"><text:span text:style-name="T54">* Command Query Seperation</text:span></text:p>
      <text:p text:style-name="P53"><text:span text:style-name="T50"/></text:p>
      <text:p text:style-name="P53"><text:soft-page-break/><text:span text:style-name="T50"><text:s/>Command functions "do something", whereas query function "answer something". These two should be written separately.</text:span></text:p>
      <text:p text:style-name="P51"><text:span text:style-name="T50"/></text:p>
      <text:p text:style-name="P49"><text:span text:style-name="T54">* Prefer Exceptions to Returning Error Codes</text:span></text:p>
      <text:p text:style-name="P52"><text:span text:style-name="T50"><text:s text:c="2"/>When you return an error code, you create the problem that the caller must deal with</text:span></text:p>
      <text:p text:style-name="P53"><text:span text:style-name="T50">the error immediately.</text:span></text:p>
      <text:p text:style-name="P53"><text:span text:style-name="T51">On the other hand, if you use exceptions instead of returned error codes, then the error</text:span></text:p>
      <text:p text:style-name="P53"><text:span text:style-name="T51">processing code can be separated from the happy path code and can be simplified</text:span><text:span text:style-name="T50">.</text:span></text:p>
      <text:p text:style-name="P53"><text:span text:style-name="T50"/></text:p>
      <text:p text:style-name="P48"><text:span text:style-name="T54">* </text:span><text:span text:style-name="T55">Error Handling Is One Thing</text:span></text:p>
      <text:p text:style-name="P53"><text:span text:style-name="T51"><text:s text:c="2"/>Functions should do one thing. Error handing is one thing. Thus, a function that handles errors should do nothing else. This implies that if the keyword try exists in a function, it should be the very first word in the function and that there</text:span></text:p>
      <text:p text:style-name="P58"><text:span text:style-name="T49">should be nothing after the catch/finally blocks.</text:span></text:p>
      <text:p text:style-name="P58"><text:span text:style-name="T49"/></text:p>
      <text:p text:style-name="P50"><text:span text:style-name="T53">* Dont Repeat Yourself</text:span></text:p>
      <text:p text:style-name="P58"><text:span text:style-name="T49"><text:s text:c="2"/>Duplication may be the root of all evil in software.So, reusable code should be wrapped in function.</text:span></text:p>
      <text:p text:style-name="P58"><text:span text:style-name="T49"/></text:p>
      <text:p text:style-name="P50"><text:span text:style-name="T53"/></text:p>
      <text:p text:style-name="P50"><text:span text:style-name="T53"><text:s text:c="2"/></text:span></text:p>
      <text:p text:style-name="P58"><text:span text:style-name="T49"/></text:p>
      <text:p text:style-name="P51"><text:span text:style-name="T50"/></text:p>
      <text:p text:style-name="P51"/>
      <text:p text:style-name="P2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FreeSans1" svg:font-family="FreeSans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1:46:19.168276422</meta:creation-date>
    <dc:date>2019-02-27T12:01:18.445512342</dc:date>
    <meta:editing-duration>PT8H25M17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4" meta:paragraph-count="67" meta:word-count="718" meta:character-count="4349" meta:non-whitespace-character-count="3631"/>
  </office:meta>
</office:document-meta>
</file>